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margin-left="0cm" fo:margin-right="0cm" fo:text-indent="0cm" style:auto-text-indent="false"/>
    </style:style>
    <style:style style:name="P7" style:family="paragraph" style:parent-style-name="Preformatted_20_Text">
      <style:paragraph-properties fo:margin-left="1.251cm" fo:margin-right="0cm" fo:text-indent="0cm" style:auto-text-indent="false"/>
    </style:style>
    <style:style style:name="P8" style:family="paragraph" style:parent-style-name="Standard">
      <style:paragraph-properties fo:margin-left="1.251cm" fo:margin-right="0cm" fo:text-indent="0cm" style:auto-text-indent="false"/>
    </style:style>
    <style:style style:name="P9" style:family="paragraph" style:parent-style-name="Standard">
      <style:paragraph-properties fo:margin-left="2.501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ML Transport Format for Ginger</text:p>
      <text:p text:style-name="P5"/>
      <text:p text:style-name="P2">Reader, please note that this is very much a work-in-progress. It is being written up as we design the relevant sections in appginger.</text:p>
      <text:h text:style-name="Heading_20_1" text:outline-level="1">Element and Meta-attributes</text:h>
      <text:h text:style-name="Heading_20_2" text:outline-level="2">Source File Attribute</text:h>
      <text:p text:style-name="Standard"/>
      <text:p text:style-name="Standard">Any element may have the optional 'source' that describes the source file (or</text:p>
      <text:p text:style-name="Standard">other source) of the element. It is a free-text string. It is considered to</text:p>
      <text:p text:style-name="Standard">apply to all nested nodes.</text:p>
      <text:p text:style-name="Standard"/>
      <text:p text:style-name="Standard">e.g.</text:p>
      <text:p text:style-name="Standard"/>
      <text:p text:style-name="Code">&lt;bind source="hello.spi"&gt;</text:p>
      <text:p text:style-name="P7"><text:s text:c="4"/>&lt;var name="helloWorld" protected="true/&gt;</text:p>
      <text:p text:style-name="P7"><text:s text:c="4"/>&lt;fn&gt; ... &lt;/fn&gt;</text:p>
      <text:p text:style-name="P7">&lt;/bind&gt;</text:p>
      <text:p text:style-name="P6"/>
      <text:h text:style-name="Heading_20_2" text:outline-level="2">Span Attributes</text:h>
      <text:p text:style-name="Standard"/>
      <text:p text:style-name="Standard">Any element may have optional 'from' and 'to' attributes that describe the span </text:p>
      <text:p text:style-name="Standard">of text of the source file that the element derives from. Each should have </text:p>
      <text:p text:style-name="Standard">the format:</text:p>
      <text:p text:style-name="Standard"><text:s text:c="4"/></text:p>
      <text:p text:style-name="Code">(&lt;digit&gt;+)[.(&lt;digit&gt;+)] </text:p>
      <text:p text:style-name="Standard"><text:s text:c="8"/></text:p>
      <text:p text:style-name="Standard">The first group specifies the row number and the second the column.</text:p>
      <text:p text:style-name="Standard">N.B. the column number is optional.</text:p>
      <text:p text:style-name="Standard"/>
      <text:p text:style-name="Standard">If the 'from' attribute is specified then the 'to' attribute will default</text:p>
      <text:p text:style-name="Standard">to the same line number as the 'from' attribute, although any column will</text:p>
      <text:p text:style-name="Standard">be ignored.</text:p>
      <text:p text:style-name="Standard"/>
      <text:p text:style-name="Standard">e.g.</text:p>
      <text:p text:style-name="Code">&lt;app from="23.8" to="23.64"&gt; .... &lt;/app&gt;</text:p>
      <text:p text:style-name="Standard"><text:s text:c="4"/></text:p>
      <text:h text:style-name="Heading_20_2" text:outline-level="2">Context Attribute</text:h>
      <text:p text:style-name="Standard"/>
      <text:p text:style-name="Standard">Any element may have the optional context attribute which will be printed</text:p>
      <text:p text:style-name="Standard">out to provide additional context. It will typically be a truncated version</text:p>
      <text:p text:style-name="Standard">of the spanned text.</text:p>
      <text:p text:style-name="Standard"/>
      <text:h text:style-name="Heading_20_2" text:outline-level="2">Hint Attribute</text:h>
      <text:p text:style-name="Standard"/>
      <text:p text:style-name="Standard">The optional hint attribute will be printed out to provide additional </text:p>
      <text:p text:style-name="Standard">context on an error. As the name suggests, it should be phrased in such a </text:p>
      <text:p text:style-name="Standard">way as to be a hint e.g. "Add type-checking".</text:p>
      <text:p text:style-name="Standard"/>
      <text:h text:style-name="Heading_20_1" text:outline-level="1"><text:soft-page-break/>Statements</text:h>
      <text:p text:style-name="Standard"/>
      <text:h text:style-name="Heading_20_2" text:outline-level="2">Syntax</text:h>
      <text:p text:style-name="Code">STMNT ::=</text:p>
      <text:p text:style-name="Code"><text:s text:c="4"/>DECLARATION</text:p>
      <text:p text:style-name="Code"><text:s text:c="4"/>EXPR</text:p>
      <text:p text:style-name="Code"/>
      <text:h text:style-name="Heading_20_1" text:outline-level="1">Expressions</text:h>
      <text:p text:style-name="Standard"/>
      <text:h text:style-name="Heading_20_2" text:outline-level="2">Syntax</text:h>
      <text:p text:style-name="Code">EXPR ::=</text:p>
      <text:p text:style-name="Code"><text:s text:c="4"/>CONSTANT <text:s text:c="11"/>### any literal constant</text:p>
      <text:p text:style-name="Code"><text:s text:c="4"/>VARIABLE <text:s text:c="11"/>### reference to a variable</text:p>
      <text:p text:style-name="Code"><text:s text:c="4"/>ASSIGNMENT <text:s text:c="9"/>### assignment to a variable</text:p>
      <text:p text:style-name="Code"><text:s text:c="4"/>SEQ <text:s text:c="16"/>### sequence of expressions (comma/semi separated)</text:p>
      <text:p text:style-name="Code"><text:s text:c="4"/>APP <text:s text:c="16"/>### function application</text:p>
      <text:p text:style-name="Code"><text:s text:c="4"/>CONDITIONAL <text:s text:c="8"/>### if/unless</text:p>
      <text:p text:style-name="Code"><text:s text:c="4"/>LOOP <text:s text:c="15"/>### for loops</text:p>
      <text:p text:style-name="Standard"><text:s text:c="4"/></text:p>
      <text:p text:style-name="Standard"/>
      <text:h text:style-name="Heading_20_1" text:outline-level="1">Constants</text:h>
      <text:h text:style-name="Heading_20_2" text:outline-level="2">Description</text:h>
      <text:p text:style-name="Standard">Constants are characterised by having a value attribute. Constants always</text:p>
      <text:p text:style-name="Standard">represent a single IMMUTABLE value. N.B. The compiler is free to share </text:p>
      <text:p text:style-name="Standard">instances of these constants which are equal to each other. </text:p>
      <text:p text:style-name="Standard"/>
      <text:h text:style-name="Heading_20_2" text:outline-level="2">Syntax</text:h>
      <text:p text:style-name="Standard"/>
      <text:p text:style-name="Code">CONSTANT ::=</text:p>
      <text:p text:style-name="Code"><text:s text:c="4"/>&lt;absent value="absent"/&gt; <text:s text:c="11"/>### The absent singleton</text:p>
      <text:p text:style-name="Code"><text:s text:c="4"/>&lt;bool value=("true"|"false")/&gt; <text:s text:c="5"/>### Booleans</text:p>
      <text:p text:style-name="Code"><text:s text:c="4"/>&lt;int value=TEXT/&gt; <text:s text:c="18"/>### +/- arbitrary precision</text:p>
      <text:p text:style-name="Code"><text:s text:c="4"/>&lt;float value=TEXT/&gt; <text:s text:c="16"/>### We might unify numbers?</text:p>
      <text:p text:style-name="Code"><text:s text:c="4"/>&lt;string value=TEXT/&gt; <text:s text:c="15"/>### Immutable strings</text:p>
      <text:p text:style-name="Code"><text:s text:c="4"/>&lt;char value=TEXT/&gt; <text:s text:c="17"/>### A single character</text:p>
      <text:p text:style-name="Code"><text:s text:c="4"/>&lt;list value="empty"/&gt; <text:s text:c="14"/>### Empty list, immutable</text:p>
      <text:p text:style-name="Code"><text:s text:c="4"/>&lt;vector value="empty"/&gt; <text:s text:c="12"/>### Empty vector, immutable</text:p>
      <text:p text:style-name="Code"><text:s text:c="4"/>&lt;sysfn value=TEXT/&gt; <text:s text:c="16"/>### Named procedure</text:p>
      <text:p text:style-name="Code"><text:s text:c="4"/>&lt;sysclass value=TEXT&gt; <text:s text:c="14"/>### Named class</text:p>
      <text:p text:style-name="Standard"/>
      <text:p text:style-name="Standard"><text:s text:c="4"/></text:p>
      <text:h text:style-name="Heading_20_2" text:outline-level="2">Examples</text:h>
      <text:p text:style-name="Standard"/>
      <text:p text:style-name="Code">&lt;int value="123"/&gt;</text:p>
      <text:p text:style-name="Code">&lt;float value="1.2"/&gt;</text:p>
      <text:p text:style-name="Code">&lt;string value="qwertyuiop"/&gt; <text:s text:c="3"/></text:p>
      <text:p text:style-name="Code">&lt;char value="A"/&gt;</text:p>
      <text:p text:style-name="Code"><text:soft-page-break/>&lt;sysfn value="+"/&gt;</text:p>
      <text:p text:style-name="Standard"><text:s text:c="4"/></text:p>
      <text:p text:style-name="Standard">N.B. Character sequences are multi-valued constants. They are represented as</text:p>
      <text:p text:style-name="Standard">a sequence of characters.</text:p>
      <text:p text:style-name="Standard"/>
      <text:p text:style-name="Code">&lt;seq&gt;&lt;char value="a"/&gt;&lt;char value="b"/&gt;&lt;char value="c"/&gt;&lt;/seq&gt;</text:p>
      <text:p text:style-name="Standard"><text:s text:c="4"/></text:p>
      <text:p text:style-name="Standard"/>
      <text:h text:style-name="Heading_20_2" text:outline-level="2">Available Named Procedures</text:h>
      <text:p text:style-name="Standard"/>
      <text:p text:style-name="Standard">Note that these constants are not necessarily bound to identifiers in Ginger. </text:p>
      <text:p text:style-name="Standard">These constants are intended as direct support for built-in operators (e.g.</text:p>
      <text:p text:style-name="Standard">arithmetic) and syntactic forms such as list construction, string interpolation, </text:p>
      <text:p text:style-name="Standard">etc.</text:p>
      <text:p text:style-name="Standard"/>
      <text:p text:style-name="Code">&lt;sysfn value="+"/&gt; <text:s text:c="17"/>### }</text:p>
      <text:p text:style-name="Code">&lt;sysfn value="-"/&gt; <text:s text:c="17"/>### }</text:p>
      <text:p text:style-name="Code">&lt;sysfn value="*"/&gt; <text:s text:c="17"/>### }- standard arithmetic</text:p>
      <text:p text:style-name="Code">&lt;sysfn value="/"/&gt; <text:s text:c="17"/>### }</text:p>
      <text:p text:style-name="Code">&lt;sysfn value="**"/&gt; <text:s text:c="16"/>### }</text:p>
      <text:p text:style-name="Code">&lt;sysfn value="..."/&gt; <text:s text:c="15"/>### Equivalent to explode</text:p>
      <text:p text:style-name="Code">&lt;sysfn value="headList"/&gt;</text:p>
      <text:p text:style-name="Code">&lt;sysfn value="isEmptyList"/&gt;</text:p>
      <text:p text:style-name="Code">&lt;sysfn value="newList"/&gt;</text:p>
      <text:p text:style-name="Code">&lt;sysfn value="newVector"/&gt;</text:p>
      <text:p text:style-name="Code">&lt;sysfn value="newMap"/&gt; <text:s text:c="12"/></text:p>
      <text:p text:style-name="Code">&lt;sysfn value="newSet"/&gt;</text:p>
      <text:p text:style-name="Code">&lt;sysfn value="newBag"/&gt;</text:p>
      <text:p text:style-name="Code">&lt;sysfn value="not"/&gt; <text:s text:c="15"/>### Boolean negation</text:p>
      <text:p text:style-name="Code">&lt;sysfn value="tailList"/&gt;</text:p>
      <text:p text:style-name="Code">&lt;sysfn value="!!"/&gt; <text:s text:c="16"/>### Absent negation</text:p>
      <text:p text:style-name="Code"><text:s text:c="4"/></text:p>
      <text:p text:style-name="Standard">N.B. There may be implementation-extensions to this list, it is not intended</text:p>
      <text:p text:style-name="Standard">to be exhaustive. <text:s/></text:p>
      <text:p text:style-name="Standard"/>
      <text:p text:style-name="Standard">N.B. It is intended that all the members of this list are guaranteed to be</text:p>
      <text:p text:style-name="Standard">available from the "std" package. Hence they are functionally equivalent to</text:p>
      <text:p text:style-name="Standard">&lt;id name=NAME pkg="sys"/&gt;</text:p>
      <text:p text:style-name="Standard"/>
      <text:p text:style-name="Standard">See also the 'sysapp' element. </text:p>
      <text:p text:style-name="Standard"/>
      <text:h text:style-name="Heading_20_2" text:outline-level="2">Available Named Classes</text:h>
      <text:p text:style-name="Standard"/>
      <text:p text:style-name="Standard">There is a built-in class for every type of built-in value, although they are</text:p>
      <text:p text:style-name="Standard">not necessarily bound to identifiers in Ginger.</text:p>
      <text:p text:style-name="Standard"/>
      <text:p text:style-name="Code">&lt;sysclass value="Absent"/&gt; <text:s text:c="9"/>### class for absent</text:p>
      <text:p text:style-name="Code">&lt;sysclass value="Bool"/&gt; <text:s text:c="11"/>### class for true &amp; false</text:p>
      <text:p text:style-name="Code">&lt;sysclass value="SmallInt"/&gt; <text:s text:c="7"/>### class for 'small' integers</text:p>
      <text:p text:style-name="Code">&lt;sysclass value="Float"/&gt; <text:s text:c="10"/>### class for floats</text:p>
      <text:p text:style-name="Code">&lt;sysclass value="String"/&gt; <text:s text:c="9"/>### class for strings</text:p>
      <text:p text:style-name="Code">&lt;sysclass value="Char"/&gt; <text:s text:c="11"/>### class for characters</text:p>
      <text:p text:style-name="Code">&lt;sysclass value="Nil"/&gt; <text:s text:c="12"/>### class for nil</text:p>
      <text:p text:style-name="Code">&lt;sysclass value="Pair"/&gt; <text:s text:c="11"/>### class for list pairs</text:p>
      <text:p text:style-name="Code">&lt;sysclass value="Vector"/&gt; <text:s text:c="9"/>### class for vectors</text:p>
      <text:p text:style-name="Code">&lt;sysclass value="Fn"/&gt; <text:s text:c="13"/>### class for function objects</text:p>
      <text:p text:style-name="Code">&lt;sysclass value="Class"/&gt; <text:s text:c="10"/>### class for classes</text:p>
      <text:p text:style-name="Standard"/>
      <text:p text:style-name="Standard"><text:soft-page-break/>Note that classes are not exactly he same as types. All function objects share</text:p>
      <text:p text:style-name="Standard">the same class but may have entirely different types.</text:p>
      <text:p text:style-name="Standard"/>
      <text:p text:style-name="Standard"><text:s text:c="4"/></text:p>
      <text:h text:style-name="Heading_20_1" text:outline-level="1">Variable Reference</text:h>
      <text:p text:style-name="P1">Notes: We have to add in name qualification e.g. nicknames. We also should consider</text:p>
      <text:p text:style-name="P1">a way of allocating local variables guaranteed never to clash with local</text:p>
      <text:p text:style-name="P1">variables created by the programmer. Maybe have an extra hidden dimension on </text:p>
      <text:p text:style-name="P1">names??</text:p>
      <text:h text:style-name="Heading_20_2" text:outline-level="2">Syntax</text:h>
      <text:p text:style-name="Standard"/>
      <text:p text:style-name="Code">VARIABLE ::=</text:p>
      <text:p text:style-name="Code"><text:s text:c="4"/>&lt;id name=NAME [pkg=PACKAGE_NAME|alias=NICKNAME]/&gt;</text:p>
      <text:p text:style-name="Code"/>
      <text:p text:style-name="Standard"><text:s text:c="4"/></text:p>
      <text:p text:style-name="Standard"><text:s text:c="4"/></text:p>
      <text:h text:style-name="Heading_20_1" text:outline-level="1">Assignments</text:h>
      <text:h text:style-name="Heading_20_2" text:outline-level="2">Description</text:h>
      <text:p text:style-name="Standard">N.B. Assignment runs from left-to-right. The destination expression may be</text:p>
      <text:p text:style-name="Standard">arbitrarily complex.</text:p>
      <text:p text:style-name="Standard"/>
      <text:h text:style-name="Heading_20_2" text:outline-level="2">Syntax</text:h>
      <text:p text:style-name="Code">&lt;set&gt; SRC_EXPR DST_EXPR &lt;/set&gt;</text:p>
      <text:p text:style-name="Standard"/>
      <text:p text:style-name="Standard"/>
      <text:h text:style-name="Heading_20_1" text:outline-level="1">Sequences</text:h>
      <text:h text:style-name="Heading_20_2" text:outline-level="2">Syntax</text:h>
      <text:p text:style-name="Code">SEQ ::=</text:p>
      <text:p text:style-name="Code"><text:s text:c="4"/>&lt;seq&gt; EXPR* &lt;/seq&gt;</text:p>
      <text:p text:style-name="Code"><text:s text:c="4"/></text:p>
      <text:h text:style-name="Heading_20_1" text:outline-level="1">Function Applications</text:h>
      <text:h text:style-name="Heading_20_2" text:outline-level="2">Syntax</text:h>
      <text:p text:style-name="Code">APP ::=</text:p>
      <text:p text:style-name="Code"><text:s text:c="4"/>&lt;app&gt; EXPR EXPR &lt;/app&gt; <text:s text:c="6"/></text:p>
      <text:p text:style-name="Code"><text:s text:c="4"/>&lt;sysapp name=NAME&gt; EXPR* &lt;/sysapp&gt; </text:p>
      <text:p text:style-name="Code"><text:s text:c="44"/></text:p>
      <text:p text:style-name="Code"/>
      <text:h text:style-name="Heading_20_2" text:outline-level="2">SysApps</text:h>
      <text:p text:style-name="Standard"/>
      <text:p text:style-name="Standard">SysApp's are efficient variants of standard function calls. </text:p>
      <text:p text:style-name="Standard">They typically place serious restrictions on the pre-conditions</text:p>
      <text:p text:style-name="Standard"><text:soft-page-break/>and failing to satisfy those preconditions may corrupt the</text:p>
      <text:p text:style-name="Standard">system (i.e. is undefined behaviour). This is the place where </text:p>
      <text:p text:style-name="Standard">it is necessary for users to read the small-print </text:p>
      <text:p text:style-name="Standard">on what the restrictions for correct use. N.B. They play the same</text:p>
      <text:p text:style-name="Standard">role as Pop-11's fast operations.) </text:p>
      <text:p text:style-name="Standard"/>
      <text:p text:style-name="Standard">In return for , the user entitled to assume the call do their </text:p>
      <text:p text:style-name="Standard">job as efficiently as they can reasonably be made.</text:p>
      <text:p text:style-name="Standard"/>
      <text:p text:style-name="Standard">In support of this, the devteam authorised to make reasonable </text:p>
      <text:p text:style-name="Standard">assumptions to help performance e.g. the call may be inlined, </text:p>
      <text:p text:style-name="Standard">computed at compile-time, overflow checking may be deferred </text:p>
      <text:p text:style-name="Standard">until the end of the parent block, no debug information may</text:p>
      <text:p text:style-name="Standard">be available, the garbage collector may be blocked, and so on. </text:p>
      <text:p text:style-name="Standard"/>
      <text:p text:style-name="Standard">For all the built-in sysfns there is a corresponding safe routine</text:p>
      <text:p text:style-name="Standard">(which appear in package 'std'). A correct program must work when</text:p>
      <text:p text:style-name="Standard">any 'sysapp' is replaced by an 'app' to the safe routine. e.g.</text:p>
      <text:p text:style-name="Standard"/>
      <text:p text:style-name="Code">### Best performance but may be undefined if the </text:p>
      <text:p text:style-name="Code">### preconditions are not met.</text:p>
      <text:p text:style-name="Code">&lt;sysapp name="foo"&gt; ... &lt;/sysapp&gt; </text:p>
      <text:p text:style-name="Code"><text:s text:c="4"/></text:p>
      <text:p text:style-name="Code">### Has well-defined failure mode but will do the same</text:p>
      <text:p text:style-name="Code">### as the sysapp if the preconditions are met.</text:p>
      <text:p text:style-name="Code">&lt;app&gt;&lt;id name="foo" pkg="sys"/&gt;&lt;seq&gt;...&lt;/seq&gt;&lt;/app&gt;</text:p>
      <text:p text:style-name="Standard"/>
      <text:p text:style-name="Standard">SysApp's are guaranteed to exist for every sysfn and vice</text:p>
      <text:p text:style-name="Standard">versa. Unlike sysapp's, sysfns are not guaranteed to be</text:p>
      <text:p text:style-name="Standard">efficient but may be implemented behind the scenes as</text:p>
      <text:p text:style-name="Standard">an function that invokes the sysapp.</text:p>
      <text:p text:style-name="Standard"/>
      <text:p text:style-name="Code">### permitted possible implementation of sysfn called 'foo' </text:p>
      <text:p text:style-name="Code">&lt;fn title="foo"&gt;</text:p>
      <text:p text:style-name="Code"><text:s text:c="4"/>&lt;explode&gt;x&lt;/explode&gt;</text:p>
      <text:p text:style-name="Code"><text:s text:c="4"/>&lt;sysapp name="foo"&gt;&lt;explode&gt;x&lt;/explode&gt;&lt;/sysapp&gt;</text:p>
      <text:p text:style-name="Code"><text:s/>&lt;/fn&gt;</text:p>
      <text:p text:style-name="Standard"/>
      <text:p text:style-name="Standard">This highlights that the entitlement to efficiency is only</text:p>
      <text:p text:style-name="Standard">assured for direct calls.</text:p>
      <text:p text:style-name="Standard"><text:s text:c="4"/></text:p>
      <text:p text:style-name="Standard"/>
      <text:p text:style-name="Standard">Such a form may silently be transformed into a relatively </text:p>
      <text:p text:style-name="Standard">inefficient form such as the one below. </text:p>
      <text:p text:style-name="Standard"/>
      <text:p text:style-name="Code">&lt;fn&gt;</text:p>
      <text:p text:style-name="Code"><text:s text:c="4"/>&lt;explode&gt;x&lt;/explode&gt;</text:p>
      <text:p text:style-name="Code"><text:s text:c="4"/>&lt;sysapp name="foo"&gt;&lt;explode&gt;x&lt;/explode&gt;&lt;/sysapp&gt;</text:p>
      <text:p text:style-name="Code">&lt;/fn&gt;</text:p>
      <text:p text:style-name="Standard"/>
      <text:p text:style-name="Standard">However it is guaranteed that direct calls of sysfns will</text:p>
      <text:p text:style-name="Standard">be as efficient as sysapps.</text:p>
      <text:p text:style-name="Standard"/>
      <text:p text:style-name="Code">### This form will be treated as identical to</text:p>
      <text:p text:style-name="Code">### the one below. (The reverse is not true.)</text:p>
      <text:p text:style-name="Code">&lt;app&gt;&lt;sysfn value="foo"/&gt; ... &lt;/app&gt; turns into</text:p>
      <text:p text:style-name="Code">&lt;sysapp name="foo"&gt; ... &lt;/sysapp&gt;</text:p>
      <text:p text:style-name="Standard"/>
      <text:p text:style-name="Standard"/>
      <text:h text:style-name="Heading_20_2" text:outline-level="2"><text:soft-page-break/>Examples of SysApp's</text:h>
      <text:p text:style-name="Standard"/>
      <text:p text:style-name="Standard">e.g.</text:p>
      <text:p text:style-name="Code">f( x ) turns into</text:p>
      <text:p text:style-name="Code">&lt;app&gt; &lt;id name="f"/&gt;&lt;id name="x"/&gt;</text:p>
      <text:p text:style-name="Code"><text:s text:c="4"/></text:p>
      <text:p text:style-name="Code">[ 1, 2, 3 ] turns into</text:p>
      <text:p text:style-name="Code">&lt;sysapp name="newList"&gt;</text:p>
      <text:p text:style-name="Code"><text:s text:c="4"/>&lt;int value="1"/&gt;</text:p>
      <text:p text:style-name="Code"><text:s text:c="4"/>&lt;int value="2"/&gt;</text:p>
      <text:p text:style-name="Code"><text:s text:c="4"/>&lt;int value="3"/&gt;</text:p>
      <text:p text:style-name="Code">&lt;/sysapp&gt;</text:p>
      <text:p text:style-name="Code"><text:s text:c="4"/></text:p>
      <text:p text:style-name="Standard"/>
      <text:h text:style-name="Heading_20_1" text:outline-level="1">Conditionals</text:h>
      <text:p text:style-name="Standard"/>
      <text:p text:style-name="P1">Notes: In progress - I am designing these as multi-part if/then/elseif/../else/endif</text:p>
      <text:p text:style-name="P1">forms. This means they are an easy target for compiling switches. Short</text:p>
      <text:p text:style-name="P1">circuits need to be fleshed out.</text:p>
      <text:p text:style-name="Standard"/>
      <text:h text:style-name="Heading_20_2" text:outline-level="2">Syntax</text:h>
      <text:p text:style-name="Standard"/>
      <text:p text:style-name="Code">CONDITIONAL ::=</text:p>
      <text:p text:style-name="Code"><text:s text:c="4"/>&lt;if&gt; ( IF_PART THEN_PART )* <text:s/>[ELSE_PART] &lt;/if&gt;</text:p>
      <text:p text:style-name="Code"><text:s text:c="4"/>&lt;and&gt; EXPR* &lt;/and&gt;</text:p>
      <text:p text:style-name="Code"><text:s text:c="4"/>&lt;or&gt; EXPR * &lt;/or&gt;</text:p>
      <text:p text:style-name="Code"><text:s text:c="4"/>&lt;abs-and&gt; EXPR* &lt;/abs-and&gt; <text:s text:c="25"/>### &amp;&amp;</text:p>
      <text:p text:style-name="Code"><text:s text:c="4"/>&lt;abs-or&gt; EXPR* &lt;abs-or&gt; <text:s text:c="28"/>### ||</text:p>
      <text:p text:style-name="Standard"><text:s text:c="4"/></text:p>
      <text:p text:style-name="Code">IF_PART ::= EXPR</text:p>
      <text:p text:style-name="Code">THEN_PART ::= EXPR</text:p>
      <text:p text:style-name="Code">ELSE_PART ::= EXPR</text:p>
      <text:p text:style-name="Standard"/>
      <text:p text:style-name="Standard"/>
      <text:p text:style-name="Standard"/>
      <text:h text:style-name="Heading_20_1" text:outline-level="1">For Loops</text:h>
      <text:p text:style-name="Standard"/>
      <text:p text:style-name="P1">Notes: This is work in progress. Easier to understand if declarations come first.</text:p>
      <text:p text:style-name="Standard"/>
      <text:h text:style-name="Heading_20_2" text:outline-level="2">Syntax</text:h>
      <text:p text:style-name="Code"/>
      <text:p text:style-name="Code">LOOP ::= &lt;for&gt; QUERY STMNTS &lt;/for&gt;</text:p>
      <text:p text:style-name="Code"><text:s text:c="4"/></text:p>
      <text:p text:style-name="Code">QUERY ::= </text:p>
      <text:p text:style-name="Code"><text:s text:c="4"/>&lt;bind&gt; PATTERN EXPR &lt;/bind&gt;</text:p>
      <text:p text:style-name="Code"><text:s text:c="4"/>&lt;from&gt; PATTERN FROM_EXPR TO_EXPR &lt;/from&gt;</text:p>
      <text:p text:style-name="Code"><text:s text:c="4"/>&lt;in&gt; PATTERN EXPR &lt;/in&gt;</text:p>
      <text:p text:style-name="Standard"/>
      <text:p text:style-name="Standard"/>
      <text:p text:style-name="Standard"/>
      <text:h text:style-name="Heading_20_1" text:outline-level="1"><text:soft-page-break/>Declarations and Patterns </text:h>
      <text:p text:style-name="Standard"/>
      <text:h text:style-name="Heading_20_2" text:outline-level="2">Overview</text:h>
      <text:p text:style-name="Standard"/>
      <text:p text:style-name="Standard">Declarations match a pattern with an expression - patterns being limited </text:p>
      <text:p text:style-name="Standard">expressions that contain pattern variables. N.B. The intention is to fit</text:p>
      <text:p text:style-name="Standard">this to the pattern/query proposal.</text:p>
      <text:p text:style-name="Standard"/>
      <text:p text:style-name="Code">&lt;bind&gt;</text:p>
      <text:p text:style-name="Code"><text:s text:c="4"/>PATTERN</text:p>
      <text:p text:style-name="Code"><text:s text:c="4"/>EXPR</text:p>
      <text:p text:style-name="Code">&lt;/bind&gt;</text:p>
      <text:p text:style-name="Code"/>
      <text:h text:style-name="Heading_20_2" text:outline-level="2">Syntax</text:h>
      <text:p text:style-name="Standard"/>
      <text:p text:style-name="Code">&lt;bind&gt;</text:p>
      <text:p text:style-name="Code"><text:s text:c="4"/>PATTERN</text:p>
      <text:p text:style-name="Code"><text:s text:c="4"/>EXPR</text:p>
      <text:p text:style-name="Code">&lt;/bind&gt;</text:p>
      <text:p text:style-name="Code"/>
      <text:p text:style-name="Standard">A PATTERN is any of the following</text:p>
      <text:p text:style-name="Standard"/>
      <text:p text:style-name="Code">PATTERN ::= PATTERN_VAR | PATTERN_SEQ | PATTERN_APP | PATTERN_CONST</text:p>
      <text:p text:style-name="Code"><text:s text:c="4"/></text:p>
      <text:p text:style-name="Code">PATTERN_VAR ::=</text:p>
      <text:p text:style-name="Code"><text:s text:c="4"/>&lt;var </text:p>
      <text:p text:style-name="Code"><text:s text:c="8"/>name=NAME </text:p>
      <text:p text:style-name="Code"><text:s text:c="8"/>[type=TYPE_NAME]</text:p>
      <text:p text:style-name="Code"><text:s text:c="8"/>[(match|type)=TYPE_EXPR] </text:p>
      <text:p text:style-name="Code"><text:s text:c="8"/>[protected=BOOL] </text:p>
      <text:p text:style-name="Code"><text:s text:c="8"/>[pkg=PACKAGE_NAME]</text:p>
      <text:p text:style-name="Code"><text:s text:c="8"/>[qualifier=ALIAS_NAME]</text:p>
      <text:p text:style-name="Code"><text:s text:c="8"/>( (tag0|tag1|..)=TAG_VALUE )* </text:p>
      <text:p text:style-name="Code"><text:s text:c="4"/>/&gt;</text:p>
      <text:p text:style-name="Code"><text:s text:c="8"/></text:p>
      <text:p text:style-name="Code">PATTERN_SEQ ::=</text:p>
      <text:p text:style-name="Code"><text:s text:c="4"/>&lt;seq&gt; PATTERN* &lt;/seq&gt;</text:p>
      <text:p text:style-name="Code"><text:s text:c="8"/></text:p>
      <text:p text:style-name="Code">PATTERN_CONST ::=</text:p>
      <text:p text:style-name="Code"><text:s text:c="4"/>EXPR</text:p>
      <text:p text:style-name="Code"/>
      <text:p text:style-name="Code">PATTERN_APP ::=</text:p>
      <text:p text:style-name="Code"><text:s text:c="4"/>&lt;app&gt; EXPR PATTERN &lt;/app&gt;</text:p>
      <text:p text:style-name="Standard"><text:s text:c="8"/></text:p>
      <text:p text:style-name="Standard"/>
      <text:h text:style-name="Heading_20_2" text:outline-level="2">Pattern Variables</text:h>
      <text:p text:style-name="Standard"/>
      <text:p text:style-name="Standard">These are the most basic and familiar types of pattern. They introduce an optionally</text:p>
      <text:p text:style-name="Standard">typed variable. The protected attribute plays the same role as in Pop-11, protecting</text:p>
      <text:p text:style-name="Standard">the variable from assignment (n.b. this is shallow rather than deep protection.)</text:p>
      <text:p text:style-name="Standard"/>
      <text:p text:style-name="P8">name=NAME</text:p>
      <text:p text:style-name="P9">The "name" attribute is optional. If it is omitted then it is an anonymous variable.</text:p>
      <text:p text:style-name="P8"/>
      <text:p text:style-name="P8"><text:soft-page-break/>type=TYPE_EXPR <text:s text:c="9"/></text:p>
      <text:p text:style-name="P9">The type-check will be made AFTER assignment <text:s/>and a failed type-check will generate an error.</text:p>
      <text:p text:style-name="P8"/>
      <text:p text:style-name="P8">match=TYPE_EXPR <text:s text:c="8"/></text:p>
      <text:p text:style-name="P9">The type-check is made BEFORE the assignment and failure will cause the matcher to backtrack.</text:p>
      <text:p text:style-name="P8"/>
      <text:p text:style-name="P8">protected=BOOL <text:s text:c="9"/></text:p>
      <text:p text:style-name="P9">The variable is protected against subsequent <text:s/>assignments. Generated by val and define declarations.</text:p>
      <text:p text:style-name="Standard"/>
      <text:p text:style-name="Standard">Top level variables may also be given tags and package qualifiers. </text:p>
      <text:p text:style-name="Standard"/>
      <text:p text:style-name="P8">tag<text:span text:style-name="T1">N</text:span>=TAG_VALUE</text:p>
      <text:p text:style-name="P9">Tags the variable.</text:p>
      <text:p text:style-name="P8"/>
      <text:p text:style-name="P8">qualifier=ALIAS <text:s text:c="9"/></text:p>
      <text:p text:style-name="P9">The name is qualified by an import alias.</text:p>
      <text:p text:style-name="P8"/>
      <text:p text:style-name="P8">pkg=PACKAGE_NAME <text:s text:c="8"/></text:p>
      <text:p text:style-name="P9">The package name is an absolute reference to a package.</text:p>
      <text:p text:style-name="Standard"/>
      <text:p text:style-name="Standard"/>
      <text:p text:style-name="P1">Note: we also need to cope with forward declarations.</text:p>
      <text:p text:style-name="Standard"/>
      <text:h text:style-name="Heading_20_2" text:outline-level="2">As a Query</text:h>
      <text:p text:style-name="Standard"/>
      <text:p text:style-name="Standard">A declaration is a type of query that either fails or succeeds once. </text:p>
      <text:p text:style-name="Standard">In particular this loop would execute once:</text:p>
      <text:p text:style-name="Standard"/>
      <text:p text:style-name="Code">&lt;for&gt;</text:p>
      <text:p text:style-name="Code"><text:s text:c="4"/>&lt;bind&gt;</text:p>
      <text:p text:style-name="Code"><text:s text:c="8"/>&lt;var name="foo"/&gt;</text:p>
      <text:p text:style-name="Code"><text:s text:c="4"/>&lt;/bind&gt;</text:p>
      <text:p text:style-name="Code"><text:s text:c="4"/>&lt;absent value="absent"/&gt;</text:p>
      <text:p text:style-name="Code">&lt;/for&gt;</text:p>
      <text:p text:style-name="Standard"/>
      <text:p text:style-name="Standard"/>
      <text:h text:style-name="Heading_20_2" text:outline-level="2">Examples:</text:h>
      <text:p text:style-name="Standard"><text:s text:c="8"/></text:p>
      <text:p text:style-name="Standard"><text:s text:c="4"/></text:p>
      <text:p text:style-name="Code">### Note that var/val introduces a query in Ginger. The '=' operator</text:p>
      <text:p text:style-name="Code">### is a query operator whose LHS is a pattern. Identifiers are</text:p>
      <text:p text:style-name="Code">### parsed as pattern-variables within a pattern, taking on the</text:p>
      <text:p text:style-name="Code">### default protection of the var/val.</text:p>
      <text:p text:style-name="Code">var x = 99;</text:p>
      <text:p text:style-name="Code">&lt;bind&gt;&lt;var name="x"/&gt;&lt;int value="99"/&gt;&lt;/bind&gt;</text:p>
      <text:p text:style-name="Code"><text:s text:c="4"/></text:p>
      <text:p text:style-name="Code">### The identifiers can given overrides for protection or type.</text:p>
      <text:p text:style-name="Code">val [ x, var y, z : bool ] = f();</text:p>
      <text:p text:style-name="Code">&lt;bind&gt;</text:p>
      <text:p text:style-name="Code"><text:s text:c="4"/>&lt;app&gt;</text:p>
      <text:p text:style-name="Code"><text:s text:c="8"/>&lt;id name="newList"&gt;</text:p>
      <text:p text:style-name="Code"><text:s text:c="8"/>&lt;seq&gt;</text:p>
      <text:p text:style-name="Code"><text:s text:c="12"/>&lt;var name="x" protected="true"/&gt;</text:p>
      <text:p text:style-name="Code"><text:s text:c="12"/>&lt;var name="y" protected="false"/&gt;</text:p>
      <text:p text:style-name="Code"><text:soft-page-break/><text:s text:c="12"/>&lt;var name="z" type="bool" protected="true"/&gt;</text:p>
      <text:p text:style-name="Code"><text:s text:c="8"/>&lt;/seq&gt;</text:p>
      <text:p text:style-name="Code"><text:s text:c="4"/>&lt;/app&gt;</text:p>
      <text:p text:style-name="Code"><text:s text:c="4"/>&lt;app&gt;&lt;id name="f"/&gt;&lt;/app&gt;</text:p>
      <text:p text:style-name="Code">&lt;/bind&gt;</text:p>
      <text:p text:style-name="Code"><text:s text:c="4"/></text:p>
      <text:p text:style-name="Code">### Ensure that p returns a single value which is an integer.</text:p>
      <text:p text:style-name="Code">val _ : int = p(); <text:s text:c="5"/></text:p>
      <text:p text:style-name="Code">&lt;bind&gt;</text:p>
      <text:p text:style-name="Code"><text:s text:c="4"/>&lt;var type="int" protected="true"/&gt;</text:p>
      <text:p text:style-name="Code"><text:s text:c="4"/>&lt;app&gt;&lt;id name="p"/&gt;&lt;/app&gt; <text:s text:c="6"/></text:p>
      <text:p text:style-name="Code">&lt;/bind&gt;</text:p>
      <text:p text:style-name="Code"><text:s text:c="4"/></text:p>
      <text:p text:style-name="Code">### The 'define' form also introduces an implicit PATTERN = EXPR</text:p>
      <text:p text:style-name="Code">### bindings where EXPR will be the arguments to the function.</text:p>
      <text:p text:style-name="Code">define K( x )( y ) ==&gt; x enddefine;</text:p>
      <text:p text:style-name="Code">&lt;bind&gt;&lt;var name="K"/&gt;&lt;fn name="K"&gt;&lt;var name="x"/&gt;&lt;fn&gt;&lt;var name="y"/&gt;&lt;id name="x"/&gt;&lt;/fn&gt;&lt;/fn&gt;&lt;/bind&gt;</text:p>
      <text:p text:style-name="Standard"><text:s text:c="4"/></text:p>
      <text:p text:style-name="Standard"/>
      <text:h text:style-name="Heading_20_1" text:outline-level="1">Packages and Imports</text:h>
      <text:p text:style-name="Standard"/>
      <text:h text:style-name="Heading_20_2" text:outline-level="2">Overview</text:h>
      <text:p text:style-name="Standard"/>
      <text:p text:style-name="Standard">The package element introduces a new package. Packages should be named uniquely via URIs. Items within the package are compiled with the new package as the default.</text:p>
      <text:p text:style-name="Standard"/>
      <text:p text:style-name="Standard">If a package attempts to introduce a pre-existing package, the action taken depends on whether or not appginger is in development-mode (reloaded allowed) or in run-mode (reloading forbidden).</text:p>
      <text:p text:style-name="Standard"/>
      <text:p text:style-name="Standard">The import element establishes a relationship between two packages. This relationship is used to make top-level variables visible from other packages. </text:p>
      <text:p text:style-name="Standard"/>
      <text:h text:style-name="Heading_20_2" text:outline-level="2">Syntax</text:h>
      <text:p text:style-name="Standard"/>
      <text:p text:style-name="Code">PACKAGE ::=</text:p>
      <text:p text:style-name="Code"><text:s text:c="4"/>&lt;package url=PACKAGE_URL&gt;</text:p>
      <text:p text:style-name="Code"><text:s text:c="8"/>IMPORT*</text:p>
      <text:p text:style-name="Code"><text:s text:c="8"/>STMNT*</text:p>
      <text:p text:style-name="Code"><text:s text:c="4"/>&lt;/package&gt;</text:p>
      <text:p text:style-name="Code"/>
      <text:p text:style-name="Code">IMPORT ::=</text:p>
      <text:p text:style-name="Code"><text:s text:c="4"/>&lt;import </text:p>
      <text:p text:style-name="Code"><text:s text:c="8"/>from=PACKAGE_URL</text:p>
      <text:p text:style-name="Code"><text:s text:c="8"/>( (match0|match1|...)=TAG_VALUE )*</text:p>
      <text:p text:style-name="Code"><text:s text:c="8"/>[ alias=ALIAS_NAME ]</text:p>
      <text:p text:style-name="Code"><text:s text:c="8"/>[ qualified=("true"|"false") ]</text:p>
      <text:p text:style-name="Code"><text:s text:c="8"/>[ protected=("true"|"false") ]</text:p>
      <text:p text:style-name="Code"><text:s text:c="8"/>( ( into0|into1|...)=TAG_VALUE )*</text:p>
      <text:p text:style-name="Code"><text:s text:c="4"/>/&gt;</text:p>
      <text:p text:style-name="Standard"><text:s text:c="4"/></text:p>
      <text:h text:style-name="Heading_20_2" text:outline-level="2"><text:soft-page-break/>Package</text:h>
      <text:p text:style-name="Text_20_body">The package element introduces a named package. Packages have to be uniquely named and we suggest URLs are used to achieve this. As always, this is advisory.</text:p>
      <text:p text:style-name="Text_20_body">The top-level variables of the statements within that package are <text:span text:style-name="T1">resolved</text:span> with respect to that package. Resolution is the process of mapping a top-level name into a corresponding, anonymous runtime-record called a variable.</text:p>
      <text:p text:style-name="Text_20_body">Package are essentially local maps from names to variables. Packages are chained together by imports, so that resolving a name in one package may yield a name in the local map or any imported package.</text:p>
      <text:h text:style-name="Heading_20_2" text:outline-level="2">Imports</text:h>
      <text:p text:style-name="Text_20_body">The import element is a named connection between two packages. Once an import is established, resolving a name in the importing package may continue into the imported package. </text:p>
      <text:p text:style-name="Text_20_body">The import utilizes tagging to restrict the variables that are searched. Variables that are searched due to an import are said to be <text:span text:style-name="T1">exported. </text:span>The <text:span text:style-name="T3">match</text:span> attributes specifies which variables are <text:span text:style-name="T2">exported from the imported package, only those with matching tags may be exported.</text:span></text:p>
      <text:p text:style-name="Text_20_body">The import is named by the <text:span text:style-name="T3">alias</text:span> attribute. Aliases must be unique within a package. The alias is used to qualify a variable reference e.g. <text:span text:style-name="T3">myalias::myvariable</text:span>. This is also affected by the <text:span text:style-name="T3">qualified</text:span> attribute which specifies whether or not a search in this import must use the alias. By default, imports are not qualified.</text:p>
      <text:p text:style-name="Text_20_body">The <text:span text:style-name="T3">protected</text:span> attribute specifies whether or not the import may be masked by local declarations. If an import is protected then every declaration in the package must be checked to ensure it would not mask (or shadow) an imported variable. By default, imports are not protected.</text:p>
      <text:p text:style-name="Text_20_body">The <text:span text:style-name="T3">into</text:span> attribute specifies whether or not the exported variables are re-exported by the importing package. If the <text:span text:style-name="T3">into</text:span> attribute is provided then it specifies which tag(s) they will be re-exported under. If it is not provided then there is no re-export.</text:p>
      <text:p text:style-name="Text_20_body"/>
      <text:p text:style-name="P3"><draw:frame draw:style-name="fr1" draw:name="graphics1" text:anchor-type="paragraph" svg:width="16.42cm" svg:height="0.129cm" draw:z-index="0"><draw:image xlink:href="../../../../../../../../Applications/Bureau/Study/OpenOffice.org.app/Contents/basis-link/share/gallery/rulers/blurulr6.gif" xlink:type="simple" xlink:show="embed" xlink:actuate="onLoad"/></draw:frame></text:p>
      <text:p text:style-name="Standard"/>
      <text:p text:style-name="P4">Stephen Leach</text:p>
      <text:p text:style-name="P4">Created, June 2010</text:p>
      <text:p text:style-name="P4">Revised, August 201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83ca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class="html">
      <style:paragraph-properties fo:margin-left="1.25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10T18:35:57</meta:creation-date>
    <dc:date>2010-08-21T19:59:29</dc:date>
    <dc:creator>Stephen Leach</dc:creator>
    <meta:editing-duration>PT72H28M01S</meta:editing-duration>
    <meta:editing-cycles>44</meta:editing-cycles>
    <meta:generator>OpenOffice.org/3.2$Unix OpenOffice.org_project/320m18$Build-9502</meta:generator>
    <meta:document-statistic meta:table-count="0" meta:image-count="1" meta:object-count="0" meta:page-count="10" meta:paragraph-count="372" meta:word-count="2084" meta:character-count="14876"/>
  </office:meta>
</office:document-meta>
</file>